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fo:line-height="130%" fo:text-align="start" style:justify-single-word="false" fo:orphans="2" fo:widows="2" fo:text-indent="0cm" style:auto-text-indent="false" fo:padding="0cm" fo:border="none"/>
    </style:style>
    <style:style style:name="P2" style:family="paragraph" style:parent-style-name="Standard">
      <style:text-properties officeooo:rsid="00092591" officeooo:paragraph-rsid="00092591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4" style:family="paragraph" style:parent-style-name="Text_20_body" style:list-style-name="L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5" style:family="paragraph" style:parent-style-name="Text_20_body" style:list-style-name="L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42729" style:font-name="inherit" fo:font-size="9pt" fo:letter-spacing="normal" fo:font-style="normal" fo:font-weight="normal"/>
    </style:style>
    <style:style style:name="T1" style:family="text">
      <style:text-properties fo:font-variant="normal" fo:text-transform="none" fo:color="#242729" style:font-name="Arial" fo:font-size="9pt" fo:letter-spacing="normal" fo:font-style="normal" fo:font-weight="normal"/>
    </style:style>
    <style:style style:name="T2" style:family="text">
      <style:text-properties fo:font-variant="normal" fo:text-transform="none" fo:color="#242729" style:font-name="Arial" fo:font-size="6.59999990463257pt" fo:letter-spacing="normal" fo:font-style="normal" fo:font-weight="normal" loext:padding-left="0.049cm" loext:padding-right="0cm" loext:padding-top="0.049cm" loext:padding-bottom="0.049cm" loext:border-left="0.06pt solid #000000" loext:border-right="none" loext:border-top="0.06pt solid #000000" loext:border-bottom="0.06pt solid #000000"/>
    </style:style>
    <style:style style:name="T3" style:family="text">
      <style:text-properties fo:font-variant="normal" fo:text-transform="none" fo:color="#242729" style:font-name="Consolas" fo:font-size="7.80000019073486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242729" style:font-name="inherit" fo:font-size="9pt" fo:letter-spacing="normal" fo:font-style="normal" fo:font-weight="normal"/>
    </style:style>
    <style:style style:name="T5" style:family="text">
      <style:text-properties fo:font-variant="normal" fo:text-transform="none" fo:color="#242729" style:font-name="inherit" fo:font-size="9pt" fo:letter-spacing="normal" fo:font-style="normal" fo:font-weight="normal" loext:padding="0cm" loext:border="none"/>
    </style:style>
    <style:style style:name="T6" style:family="text">
      <style:text-properties fo:font-variant="normal" fo:text-transform="none" style:font-name="inherit" fo:font-size="7.80000019073486pt" fo:letter-spacing="normal" fo:font-style="normal" fo:font-weight="normal" fo:background-color="transparent" loext:char-shading-value="0" loext:padding="0cm" loext:border="none"/>
    </style:style>
    <text:list-style style:name="L1">
      <text:list-level-style-number text:level="1" text:style-name="Numbering_20_Symbols" style:num-suffix="." style:num-format="1">
        <style:list-level-properties text:space-before="0.635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First add this to the top of your </text:span><text:span text:style-name="Source_20_Text"><text:span text:style-name="T3">.jsp</text:span></text:span><text:span text:style-name="T1"> file:</text:span></text:p>
      <text:p text:style-name="P1"><text:span text:style-name="Source_20_Text"><text:span text:style-name="T6">&lt;%@ taglib uri="http://java.sun.com/jsp/jstl/core" prefix="c" %&gt;</text:span></text:span></text:p>
      <text:p text:style-name="P3"><text:span text:style-name="T1">It will still give syntax error but you can fix that by adding </text:span><text:span text:style-name="Source_20_Text"><text:span text:style-name="T3">javax.servlet:jstl:1.2</text:span></text:span><text:span text:style-name="T1"> as a module dependency. To do that, follow these steps:</text:span></text:p>
      <text:list xml:id="list3581590946" text:style-name="L1">
        <text:list-item>
          <text:p text:style-name="P4"><text:span text:style-name="T4">Click your project name and press </text:span><text:span text:style-name="User_20_Entry"><text:span text:style-name="T2">F4</text:span></text:span><text:span text:style-name="T4"> to bring up the module settings dialog.</text:span></text:p>
        </text:list-item>
        <text:list-item>
          <text:p text:style-name="P4"><text:span text:style-name="T4">Then go to the </text:span><text:span text:style-name="Source_20_Text"><text:span text:style-name="T3">dependencies</text:span></text:span><text:span text:style-name="T4"> tab in the </text:span><text:span text:style-name="Source_20_Text"><text:span text:style-name="T3">modules</text:span></text:span><text:span text:style-name="T4"> section.</text:span></text:p>
        </text:list-item>
        <text:list-item>
          <text:p text:style-name="P4"><text:span text:style-name="T4">Click the green </text:span><text:span text:style-name="Source_20_Text"><text:span text:style-name="T3">+</text:span></text:span><text:span text:style-name="T4"> icon </text:span><text:span text:style-name="Source_20_Text"><text:span text:style-name="T5">→</text:span></text:span><text:span text:style-name="T4"> library </text:span><text:span text:style-name="Source_20_Text"><text:span text:style-name="T5">→</text:span></text:span><text:span text:style-name="T4"> From Maven.</text:span></text:p>
        </text:list-item>
        <text:list-item>
          <text:p text:style-name="P4"><text:span text:style-name="T4">Search for </text:span><text:span text:style-name="Source_20_Text"><text:span text:style-name="T3">javax.servlet:jstl:1.2</text:span></text:span><text:span text:style-name="T4"> in the search bar and press OK and it will download and add the above mentioned library as a module.</text:span></text:p>
        </text:list-item>
        <text:list-item>
          <text:p text:style-name="P5">Now you should not have any kind of syntax error.</text:p>
        </text:list-item>
      </text:list>
      <text:p text:style-name="Standard"/>
      <text:p text:style-name="Standard"/>
      <text:p text:style-name="P2">En pom.xml</text:p>
      <text:p text:style-name="P2"><text:s text:c="2"/>&lt;dependency&gt;</text:p>
      <text:p text:style-name="P2"><text:s text:c="12"/>&lt;groupId&gt;jstl&lt;/groupId&gt;</text:p>
      <text:p text:style-name="P2"><text:s text:c="12"/>&lt;artifactId&gt;jstl&lt;/artifactId&gt;</text:p>
      <text:p text:style-name="P2"><text:s text:c="12"/>&lt;version&gt;1.2&lt;/version&gt;</text:p>
      <text:p text:style-name="P2"><text:s text:c="8"/>&lt;/dependency&gt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5T09:46:35.946500172</meta:creation-date>
    <dc:date>2020-12-05T10:09:29.095504045</dc:date>
    <meta:editing-duration>PT22M5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4" meta:word-count="118" meta:character-count="774" meta:non-whitespace-character-count="629"/>
  </office:meta>
</office:document-meta>
</file>